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d36"/>
    </style:style>
    <style:style style:name="P2" style:family="paragraph" style:parent-style-name="Standard">
      <style:text-properties officeooo:paragraph-rsid="00089463"/>
    </style:style>
    <style:style style:name="P3" style:family="paragraph" style:parent-style-name="Standard">
      <style:text-properties officeooo:paragraph-rsid="000a389c"/>
    </style:style>
    <style:style style:name="P4" style:family="paragraph" style:parent-style-name="Standard">
      <style:text-properties officeooo:rsid="000a389c" officeooo:paragraph-rsid="000a389c"/>
    </style:style>
    <style:style style:name="P5" style:family="paragraph" style:parent-style-name="Standard">
      <style:text-properties officeooo:rsid="000a389c" officeooo:paragraph-rsid="000e8731"/>
    </style:style>
    <style:style style:name="P6" style:family="paragraph" style:parent-style-name="Standard">
      <style:text-properties officeooo:paragraph-rsid="000a4c8a"/>
    </style:style>
    <style:style style:name="P7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/>
    </style:style>
    <style:style style:name="P8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paragraph-rsid="000e8731"/>
    </style:style>
    <style:style style:name="P9" style:family="paragraph" style:parent-style-name="Standard">
      <style:text-properties officeooo:paragraph-rsid="000e8731"/>
    </style:style>
    <style:style style:name="P10" style:family="paragraph" style:parent-style-name="Standard">
      <style:text-properties officeooo:paragraph-rsid="0011ad06"/>
    </style:style>
    <style:style style:name="P11" style:family="paragraph" style:parent-style-name="Standard">
      <style:text-properties officeooo:paragraph-rsid="00133dbc"/>
    </style:style>
    <style:style style:name="T1" style:family="text">
      <style:text-properties officeooo:rsid="00088d36"/>
    </style:style>
    <style:style style:name="T2" style:family="text">
      <style:text-properties officeooo:rsid="00089463"/>
    </style:style>
    <style:style style:name="T3" style:family="text">
      <style:text-properties officeooo:rsid="000e8731"/>
    </style:style>
    <style:style style:name="T4" style:family="text">
      <style:text-properties officeooo:rsid="0011ff95"/>
    </style:style>
    <style:style style:name="T5" style:family="text">
      <style:text-properties officeooo:rsid="00133d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<text:span text:style-name="T5">TOP</text:span> 5000</text:p>
      <text:p text:style-name="Standard"><text:s text:c="2"/>p.objID, p.type, p.dered_u, p.err_u, p.dered_g, p.err_g, p.dered_r, p.err_r, p.dered_i, p.err_i, p.dered_z, p.err_z,</text:p>
      <text:p text:style-name="P11"><text:s text:c="2"/>s.z , s.zErr, s.zWarning, s.class, s.subClass, u.z as photoZ, u.zErr as photoErr </text:p>
      <text:p text:style-name="P11"><text:span text:style-name="T5">FROM</text:span> PhotoObjAll p</text:p>
      <text:p text:style-name="Standard"><text:s text:c="2"/>INNER JOIN SpecObjAll s ON p.objID = s.bestObjID</text:p>
      <text:p text:style-name="Standard"><text:s text:c="2"/>INNER JOIN Photoz <text:s/>as u ON p.objID = u.objID</text:p>
      <text:p text:style-name="Standard"/>
      <text:p text:style-name="Standard">WHERE </text:p>
      <text:p text:style-name="Standard"><text:s text:c="4"/>p.dered_u &gt; 0.0 AND</text:p>
      <text:p text:style-name="Standard"><text:s text:c="4"/>p.dered_g &gt; 0.0 AND</text:p>
      <text:p text:style-name="Standard"><text:s text:c="4"/>p.dered_r &gt; 0.0 AND</text:p>
      <text:p text:style-name="Standard"><text:s text:c="4"/>p.dered_i &gt; 0.0 AND</text:p>
      <text:p text:style-name="Standard"><text:s text:c="4"/>p.dered_z &gt; 0.0 AND</text:p>
      <text:p text:style-name="Standard"><text:s text:c="4"/>p.err_u &lt; 0.1 AND</text:p>
      <text:p text:style-name="Standard"><text:s text:c="4"/>p.err_g &lt; 0.1 AND</text:p>
      <text:p text:style-name="Standard"><text:s text:c="4"/>p.err_r &lt; 0.1 AND</text:p>
      <text:p text:style-name="Standard"><text:s text:c="4"/>p.err_i &lt; 0.1 AND</text:p>
      <text:p text:style-name="Standard"><text:s text:c="4"/>p.err_z &lt; 0.1 AND</text:p>
      <text:p text:style-name="Standard"><text:s text:c="4"/>s.class = 'GALAXY' AND</text:p>
      <text:p text:style-name="Standard"><text:s text:c="4"/>s.zWarning = 0</text:p>
      <text:p text:style-name="Standard">order by newId()</text:p>
      <text:p text:style-name="P3">SELECT TOP 1000</text:p>
      <text:p text:style-name="P3"><text:s/>p.objID, p.type, p.dered_u, p.err_u, p.dered_g, p.err_g, p.dered_r, p.err_r, p.dered_i, p.err_i, p.dered_z, p.err_z, <text:s/>s.specObjID, s.z , s.zErr, s.zWarning, s.class, s.subClass</text:p>
      <text:p text:style-name="P3">FROM PhotoObjAll as p</text:p>
      <text:p text:style-name="P3">INNER JOIN SpecObjAll as s ON p.objID = s.bestObjID</text:p>
      <text:p text:style-name="P3">WHERE zWarning = 0 </text:p>
      <text:p text:style-name="P3">and s.class = 'GALAXY'</text:p>
      <text:p text:style-name="P3">AND s.subClass != 'AGN'</text:p>
      <text:p text:style-name="P3">and <text:s/>p.dered_u &gt; 0.0</text:p>
      <text:p text:style-name="P3">and <text:s/>p.dered_g &gt; 0.0</text:p>
      <text:p text:style-name="P3">and <text:s/>p.dered_r &gt; 0.0</text:p>
      <text:p text:style-name="P3">and <text:s/>p.dered_i &gt; 0.0</text:p>
      <text:p text:style-name="P3">and <text:s/>p.dered_z &gt; 0.0</text:p>
      <text:p text:style-name="Standard"/>
      <text:p text:style-name="Standard"/>
      <text:p text:style-name="Standard">SELECT <text:span text:style-name="T4">TOP 5000</text:span></text:p>
      <text:p text:style-name="Standard"><text:s text:c="3"/>p.objID, p.z as photoZ, p.zErr as photoErr </text:p>
      <text:p text:style-name="Standard">FROM #x x, #upload u, Photoz p</text:p>
      <text:p text:style-name="Standard">WHERE u.up_id = x.up_id and x.objID=p.objID </text:p>
      <text:p text:style-name="Standard">ORDER BY x.up_id</text:p>
      <text:p text:style-name="P7"/>
      <text:p text:style-name="P9">SELECT TOP 1000</text:p>
      <text:p text:style-name="P9"><text:s/><text:span text:style-name="T1">p.</text:span>objID, <text:span text:style-name="T2">p.type, p.dered_u, p.err_u, p.dered_g, p.err_g, p.dered_r, p.err_r, p.dered_i, p.err_i, p.dered_z, p.err_z, <text:s/>s.specObjID, s.z , s.zErr, u.z as photoZ, u.zErr as photoErr, s.zWarning, s.class, s.subClass</text:span></text:p>
      <text:p text:style-name="P9">FROM <text:span text:style-name="T2">PhotoObjAll as p</text:span></text:p>
      <text:p text:style-name="P9">INNER JOIN <text:span text:style-name="T2">SpecObjAll as s</text:span> ON <text:span text:style-name="T1">p.objID = s.bestObjID</text:span></text:p>
      <text:p text:style-name="P9">INNER JOIN <text:span text:style-name="T3">Photoz <text:s/>as u </text:span>ON <text:span text:style-name="T1">p.objID = s.bestObjID</text:span></text:p>
      <text:p text:style-name="P9">WHERE <text:span text:style-name="T1">zWarning = 0 </text:span></text:p>
      <text:p text:style-name="P5">and s.class = 'QSO'</text:p>
      <text:p text:style-name="P9"><text:soft-page-break/>and <text:s/><text:span text:style-name="T2">p.dered_u &gt; 0.0</text:span></text:p>
      <text:p text:style-name="P9">and <text:s/><text:span text:style-name="T2">p.dered_g &gt; 0.0</text:span></text:p>
      <text:p text:style-name="P9">and <text:s/><text:span text:style-name="T2">p.dered_r &gt; 0.0</text:span></text:p>
      <text:p text:style-name="P9">and <text:s/><text:span text:style-name="T2">p.dered_i &gt; 0.0</text:span></text:p>
      <text:p text:style-name="P8">and <text:s/><text:span text:style-name="T2">p.dered_z &gt; 0.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2:18:29.288731208</meta:creation-date>
    <dc:date>2023-04-19T12:11:20.763870916</dc:date>
    <meta:editing-duration>PT20H13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69" meta:character-count="1680" meta:non-whitespace-character-count="1379"/>
  </office:meta>
</office:document-meta>
</file>